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>
      <style:graphic-properties draw:fill-color="#ffffff" fo:min-height="12.179cm"/>
    </style:style>
    <style:style style:name="pr3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>
          <draw:text-box>
            <text:p>Android: strumenti di sviluppo</text:p>
          </draw:text-box>
        </draw:frame>
        <draw:frame presentation:style-name="pr2" draw:text-style-name="P1" draw:layer="layout" svg:width="25.199cm" svg:height="16.459cm" svg:x="1.4cm" svg:y="3.735cm" presentation:class="subtitle" presentation:user-transformed="true">
          <draw:text-box>
            <text:list text:style-name="L2">
              <text:list-item>
                <text:p text:style-name="P1">ADT BUNDLE:</text:p>
                <text:list>
                  <text:list-header>
                    <text:p text:style-name="P1"><text:a xlink:href="http://developer.android.com/sdk/index.html" xlink:type="simple">http://developer.android.com/sdk/index.html</text:a></text:p>
                    <text:list>
                      <text:list-header>
                        <text:p text:style-name="P1">- Android sdk</text:p>
                        <text:p text:style-name="P1">- Eclipse con plugin ADT</text:p>
                        <text:p text:style-name="P1">- piattaforma Android + immagine emulatore</text:p>
                      </text:list-header>
                    </text:list>
                  </text:list-header>
                </text:list>
              </text:list-item>
              <text:list-item>
                <text:p text:style-name="P1">Se già installato Eclipse (&gt;3.6.2): </text:p>
                <text:list>
                  <text:list-item>
                    <text:list>
                      <text:list-header>
                        <text:p text:style-name="P1">- sdk</text:p>
                        <text:p text:style-name="P1">- plugin ADT per Eclipse</text:p>
                        <text:p text:style-name="P1">- JDK &gt; 1.6, Apache ANT &gt; 1.8</text:p>
                      </text:list-header>
                    </text:list>
                  </text:list-item>
                </text:list>
              </text:list-item>
              <text:list-item>
                <text:p text:style-name="P1">Android Studio: soluzione custom di Google che cerca di risolvere le criticità di Eclipse (vedi pro/contro di Android nella prima lezione) e del sistema di building basato su 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2T13:40:12.918000000</meta:creation-date>
    <dc:date>2014-02-02T13:55:29.035000000</dc:date>
    <meta:editing-duration>P0D</meta:editing-duration>
    <meta:editing-cycles>1</meta:editing-cycles>
    <meta:document-statistic meta:object-count="25"/>
    <meta:generator>LibreOffice/4.1.1.2$Windows_x86 LibreOffice_project/7e4286b58adc75a14f6d83f53a03b6c11fa2903</meta:generator>
  </office:meta>
</office:document-meta>
</file>